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E8336D3DBE628265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12cm, 0cm, 8.14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399cm" svg:x="1.401cm" svg:y="10.5cm">
          <draw:image xlink:href="Pictures/10000201000003E8000003E8336D3DBE628265D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9T14:13:45.348124675</dc:date>
    <meta:editing-duration>PT6M12S</meta:editing-duration>
    <meta:editing-cycles>1</meta:editing-cycles>
    <meta:document-statistic meta:object-count="1"/>
    <meta:generator>LibreOffice/6.4.7.2$Linux_X86_64 LibreOffice_project/40$Build-2</meta:generator>
  </office:meta>
</office:document-meta>
</file>